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all_lstm_table_metrics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 0.7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table:style-name="ce3" office:value-type="float" office:value="0.01515" calcext:value-type="float">
            <text:p>0.01515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3164" calcext:value-type="float">
            <text:p>0.0316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2" calcext:value-type="float">
            <text:p>0.00062</text:p>
          </table:table-cell>
          <table:table-cell table:style-name="ce3"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37697" calcext:value-type="float">
            <text:p>0.37697</text:p>
          </table:table-cell>
          <table:table-cell table:style-name="ce3" office:value-type="float" office:value="0.38468" calcext:value-type="float">
            <text:p>0.3846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1145" calcext:value-type="float">
            <text:p>0.01145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73.61606" calcext:value-type="float">
            <text:p>73.61606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69.55747" calcext:value-type="float">
            <text:p>69.55747</text:p>
          </table:table-cell>
          <table:table-cell office:value-type="float" office:value="53.94684" calcext:value-type="float">
            <text:p>53.94684</text:p>
          </table:table-cell>
          <table:table-cell office:value-type="float" office:value="58.96121" calcext:value-type="float">
            <text:p>58.96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8T14:51:38.551783883</dc:date>
    <meta:editing-duration>PT3M25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